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1d3a713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5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officeooo:paragraph-rsid="001756f7"/>
    </style:style>
    <style:style style:name="P63" style:family="paragraph" style:parent-style-name="Text_20_body">
      <style:text-properties officeooo:rsid="02e82a24" officeooo:paragraph-rsid="001756f7" style:font-size-asian="12pt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1" style:family="paragraph" style:parent-style-name="Text_20_body">
      <style:text-properties officeooo:rsid="02e82a24" officeooo:paragraph-rsid="00bb0ca2" style:font-size-asian="12pt"/>
    </style:style>
    <style:style style:name="P7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3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normal" officeooo:rsid="0226d22f" style:font-size-asian="12pt" style:font-style-asian="normal" style:font-style-complex="normal"/>
    </style:style>
    <style:style style:name="T11" style:family="text">
      <style:text-properties fo:font-style="normal" officeooo:rsid="01e6cb24" style:font-size-asian="12pt" style:font-style-asian="normal" style:font-style-complex="normal"/>
    </style:style>
    <style:style style:name="T12" style:family="text">
      <style:text-properties fo:font-style="normal" fo:font-weight="bold" officeooo:rsid="01e6cb24" style:font-size-asian="12pt" style:font-style-asian="normal" style:font-weight-asian="bold" style:font-style-complex="normal" style:font-weight-complex="bold"/>
    </style:style>
    <style:style style:name="T13" style:family="text">
      <style:text-properties fo:font-style="normal" officeooo:rsid="02288be6" style:font-size-asian="12pt" style:font-style-asian="normal" style:font-style-complex="normal"/>
    </style:style>
    <style:style style:name="T14" style:family="text">
      <style:text-properties fo:font-style="normal" officeooo:rsid="022a167e" style:font-size-asian="12pt" style:font-style-asian="normal" style:font-style-complex="normal"/>
    </style:style>
    <style:style style:name="T15" style:family="text">
      <style:text-properties fo:font-style="normal" officeooo:rsid="022b5362" style:font-size-asian="12pt" style:font-style-asian="normal" style:font-style-complex="normal"/>
    </style:style>
    <style:style style:name="T16" style:family="text">
      <style:text-properties fo:font-style="normal" officeooo:rsid="022a31de" style:font-size-asian="12pt" style:font-style-asian="normal" style:font-style-complex="normal"/>
    </style:style>
    <style:style style:name="T17" style:family="text">
      <style:text-properties officeooo:rsid="0014f5d9"/>
    </style:style>
    <style:style style:name="T18" style:family="text">
      <style:text-properties officeooo:rsid="009794e2"/>
    </style:style>
    <style:style style:name="T19" style:family="text">
      <style:text-properties officeooo:rsid="009943fb"/>
    </style:style>
    <style:style style:name="T20" style:family="text">
      <style:text-properties officeooo:rsid="009b1bdb"/>
    </style:style>
    <style:style style:name="T21" style:family="text">
      <style:text-properties officeooo:rsid="00548123"/>
    </style:style>
    <style:style style:name="T22" style:family="text">
      <style:text-properties fo:font-style="italic" officeooo:rsid="005ea85c" style:font-style-asian="italic" style:font-style-complex="italic"/>
    </style:style>
    <style:style style:name="T23" style:family="text">
      <style:text-properties fo:font-style="italic" officeooo:rsid="005c44cd" style:font-style-asian="italic" style:font-style-complex="italic"/>
    </style:style>
    <style:style style:name="T24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5" style:family="text">
      <style:text-properties fo:font-style="italic" officeooo:rsid="00648391" style:font-style-asian="italic" style:font-style-complex="italic"/>
    </style:style>
    <style:style style:name="T26" style:family="text">
      <style:text-properties fo:font-style="italic" officeooo:rsid="006239c3" style:font-style-asian="italic" style:font-style-complex="italic"/>
    </style:style>
    <style:style style:name="T27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8" style:family="text">
      <style:text-properties officeooo:rsid="004ec518"/>
    </style:style>
    <style:style style:name="T29" style:family="text">
      <style:text-properties officeooo:rsid="0058e060"/>
    </style:style>
    <style:style style:name="T30" style:family="text">
      <style:text-properties fo:font-style="italic" officeooo:rsid="0058e060" style:font-style-asian="italic" style:font-style-complex="italic"/>
    </style:style>
    <style:style style:name="T31" style:family="text">
      <style:text-properties fo:font-style="italic" officeooo:rsid="0056f04e" style:font-style-asian="italic" style:font-style-complex="italic"/>
    </style:style>
    <style:style style:name="T32" style:family="text">
      <style:text-properties fo:font-style="italic" officeooo:rsid="004ec518" style:font-style-asian="italic" style:font-style-complex="italic"/>
    </style:style>
    <style:style style:name="T33" style:family="text">
      <style:text-properties officeooo:rsid="004ff14a"/>
    </style:style>
    <style:style style:name="T34" style:family="text">
      <style:text-properties officeooo:rsid="00429d15"/>
    </style:style>
    <style:style style:name="T35" style:family="text">
      <style:text-properties fo:font-style="italic" officeooo:rsid="00698bab" style:font-style-asian="italic" style:font-style-complex="italic"/>
    </style:style>
    <style:style style:name="T36" style:family="text">
      <style:text-properties fo:font-style="italic" officeooo:rsid="00675424" style:font-style-asian="italic" style:font-style-complex="italic"/>
    </style:style>
    <style:style style:name="T37" style:family="text">
      <style:text-properties officeooo:rsid="00441d00"/>
    </style:style>
    <style:style style:name="T38" style:family="text">
      <style:text-properties officeooo:rsid="006752f7"/>
    </style:style>
    <style:style style:name="T39" style:family="text">
      <style:text-properties officeooo:rsid="0047d7ac"/>
    </style:style>
    <style:style style:name="T40" style:family="text">
      <style:text-properties fo:font-style="italic" officeooo:rsid="0047d7ac" style:font-style-asian="italic" style:font-style-complex="italic"/>
    </style:style>
    <style:style style:name="T41" style:family="text">
      <style:text-properties officeooo:rsid="004a748d"/>
    </style:style>
    <style:style style:name="T42" style:family="text">
      <style:text-properties officeooo:rsid="004d0f9d"/>
    </style:style>
    <style:style style:name="T43" style:family="text">
      <style:text-properties officeooo:rsid="004ed897"/>
    </style:style>
    <style:style style:name="T44" style:family="text">
      <style:text-properties officeooo:rsid="006dd8c6"/>
    </style:style>
    <style:style style:name="T45" style:family="text">
      <style:text-properties officeooo:rsid="00566019"/>
    </style:style>
    <style:style style:name="T46" style:family="text">
      <style:text-properties officeooo:rsid="006fd21e"/>
    </style:style>
    <style:style style:name="T47" style:family="text">
      <style:text-properties officeooo:rsid="00161290"/>
    </style:style>
    <style:style style:name="T48" style:family="text">
      <style:text-properties officeooo:rsid="00a10cf9"/>
    </style:style>
    <style:style style:name="T49" style:family="text">
      <style:text-properties officeooo:rsid="011c7dfe"/>
    </style:style>
    <style:style style:name="T50" style:family="text">
      <style:text-properties officeooo:rsid="017176e6"/>
    </style:style>
    <style:style style:name="T51" style:family="text">
      <style:text-properties officeooo:rsid="01766083"/>
    </style:style>
    <style:style style:name="T52" style:family="text">
      <style:text-properties officeooo:rsid="0180d41a"/>
    </style:style>
    <style:style style:name="T53" style:family="text">
      <style:text-properties officeooo:rsid="012585c0"/>
    </style:style>
    <style:style style:name="T54" style:family="text">
      <style:text-properties officeooo:rsid="01291c48"/>
    </style:style>
    <style:style style:name="T55" style:family="text">
      <style:text-properties fo:font-style="italic" officeooo:rsid="0126ca2f" style:font-style-asian="italic" style:font-style-complex="italic"/>
    </style:style>
    <style:style style:name="T56" style:family="text">
      <style:text-properties officeooo:rsid="0126ca2f"/>
    </style:style>
    <style:style style:name="T57" style:family="text">
      <style:text-properties officeooo:rsid="012c70f9"/>
    </style:style>
    <style:style style:name="T58" style:family="text">
      <style:text-properties officeooo:rsid="012fe788"/>
    </style:style>
    <style:style style:name="T59" style:family="text">
      <style:text-properties officeooo:rsid="012fbf50"/>
    </style:style>
    <style:style style:name="T60" style:family="text">
      <style:text-properties fo:font-style="italic" officeooo:rsid="012fbf50" style:font-style-asian="italic" style:font-style-complex="italic"/>
    </style:style>
    <style:style style:name="T61" style:family="text">
      <style:text-properties officeooo:rsid="01379188"/>
    </style:style>
    <style:style style:name="T62" style:family="text">
      <style:text-properties officeooo:rsid="01397764"/>
    </style:style>
    <style:style style:name="T63" style:family="text">
      <style:text-properties officeooo:rsid="01416b85"/>
    </style:style>
    <style:style style:name="T64" style:family="text">
      <style:text-properties fo:font-style="italic" officeooo:rsid="01379188" style:font-style-asian="italic" style:font-style-complex="italic"/>
    </style:style>
    <style:style style:name="T65" style:family="text">
      <style:text-properties officeooo:rsid="013a7351"/>
    </style:style>
    <style:style style:name="T66" style:family="text">
      <style:text-properties officeooo:rsid="013c0b10"/>
    </style:style>
    <style:style style:name="T67" style:family="text">
      <style:text-properties officeooo:rsid="0143986e"/>
    </style:style>
    <style:style style:name="T68" style:family="text">
      <style:text-properties officeooo:rsid="0143dc90"/>
    </style:style>
    <style:style style:name="T69" style:family="text">
      <style:text-properties fo:font-style="italic" officeooo:rsid="013a7351" style:font-style-asian="italic" style:font-style-complex="italic"/>
    </style:style>
    <style:style style:name="T70" style:family="text">
      <style:text-properties fo:font-style="italic" officeooo:rsid="01473d7b" style:font-style-asian="italic" style:font-style-complex="italic"/>
    </style:style>
    <style:style style:name="T71" style:family="text">
      <style:text-properties fo:font-style="normal" officeooo:rsid="013d9a4e" style:font-style-asian="normal" style:font-style-complex="normal"/>
    </style:style>
    <style:style style:name="T72" style:family="text">
      <style:text-properties fo:font-style="italic" officeooo:rsid="013d9a4e" style:font-style-asian="italic" style:font-style-complex="italic"/>
    </style:style>
    <style:style style:name="T73" style:family="text">
      <style:text-properties fo:font-style="italic" officeooo:rsid="0145b755" style:font-style-asian="italic" style:font-style-complex="italic"/>
    </style:style>
    <style:style style:name="T74" style:family="text">
      <style:text-properties officeooo:rsid="0182cdbf"/>
    </style:style>
    <style:style style:name="T75" style:family="text">
      <style:text-properties officeooo:rsid="01598063"/>
    </style:style>
    <style:style style:name="T76" style:family="text">
      <style:text-properties officeooo:rsid="0182c432"/>
    </style:style>
    <style:style style:name="T77" style:family="text">
      <style:text-properties officeooo:rsid="01176440"/>
    </style:style>
    <style:style style:name="T78" style:family="text">
      <style:text-properties officeooo:rsid="00aafeaa"/>
    </style:style>
    <style:style style:name="T79" style:family="text">
      <style:text-properties fo:font-style="italic" officeooo:rsid="00aafeaa" style:font-style-asian="italic" style:font-style-complex="italic"/>
    </style:style>
    <style:style style:name="T80" style:family="text">
      <style:text-properties fo:font-style="italic" officeooo:rsid="00a94e53" style:font-style-asian="italic" style:font-style-complex="italic"/>
    </style:style>
    <style:style style:name="T81" style:family="text">
      <style:text-properties officeooo:rsid="00a41b4b"/>
    </style:style>
    <style:style style:name="T82" style:family="text">
      <style:text-properties officeooo:rsid="00afc91b"/>
    </style:style>
    <style:style style:name="T83" style:family="text">
      <style:text-properties officeooo:rsid="00b6670c"/>
    </style:style>
    <style:style style:name="T84" style:family="text">
      <style:text-properties officeooo:rsid="00b42c09"/>
    </style:style>
    <style:style style:name="T85" style:family="text">
      <style:text-properties fo:font-style="italic" officeooo:rsid="00b42c09" style:font-style-asian="italic" style:font-style-complex="italic"/>
    </style:style>
    <style:style style:name="T86" style:family="text">
      <style:text-properties fo:font-style="normal" officeooo:rsid="00b7be61" style:font-style-asian="normal" style:font-style-complex="normal"/>
    </style:style>
    <style:style style:name="T87" style:family="text">
      <style:text-properties fo:font-style="normal" officeooo:rsid="00b96520" style:font-style-asian="normal" style:font-style-complex="normal"/>
    </style:style>
    <style:style style:name="T88" style:family="text">
      <style:text-properties fo:font-style="normal" officeooo:rsid="00be7762" style:font-style-asian="normal" style:font-style-complex="normal"/>
    </style:style>
    <style:style style:name="T89" style:family="text">
      <style:text-properties fo:font-style="italic" officeooo:rsid="00be7762" style:font-style-asian="italic" style:font-style-complex="italic"/>
    </style:style>
    <style:style style:name="T90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1" style:family="text">
      <style:text-properties fo:font-style="italic" officeooo:rsid="02e82a24" style:font-style-asian="italic" style:font-style-complex="italic"/>
    </style:style>
    <style:style style:name="T92" style:family="text">
      <style:text-properties fo:font-style="italic" officeooo:rsid="00bb3130" style:font-style-asian="italic" style:font-style-complex="italic"/>
    </style:style>
    <style:style style:name="T93" style:family="text">
      <style:text-properties officeooo:rsid="011eca85"/>
    </style:style>
    <style:style style:name="T94" style:family="text">
      <style:text-properties officeooo:rsid="00a491f2"/>
    </style:style>
    <style:style style:name="T95" style:family="text">
      <style:text-properties officeooo:rsid="01181573"/>
    </style:style>
    <style:style style:name="T96" style:family="text">
      <style:text-properties officeooo:rsid="01238a23"/>
    </style:style>
    <style:style style:name="T97" style:family="text">
      <style:text-properties officeooo:rsid="00d54cc6"/>
    </style:style>
    <style:style style:name="T98" style:family="text">
      <style:text-properties officeooo:rsid="016a5dd3"/>
    </style:style>
    <style:style style:name="T99" style:family="text">
      <style:text-properties officeooo:rsid="015dcead"/>
    </style:style>
    <style:style style:name="T100" style:family="text">
      <style:text-properties officeooo:rsid="015c43d4"/>
    </style:style>
    <style:style style:name="T101" style:family="text">
      <style:text-properties officeooo:rsid="018559e3"/>
    </style:style>
    <style:style style:name="T102" style:family="text">
      <style:text-properties officeooo:rsid="018796e8"/>
    </style:style>
    <style:style style:name="T103" style:family="text">
      <style:text-properties officeooo:rsid="018a41e4"/>
    </style:style>
    <style:style style:name="T104" style:family="text">
      <style:text-properties officeooo:rsid="015ec1f4"/>
    </style:style>
    <style:style style:name="T105" style:family="text">
      <style:text-properties officeooo:rsid="01779885"/>
    </style:style>
    <style:style style:name="T106" style:family="text">
      <style:text-properties officeooo:rsid="0199bbd4"/>
    </style:style>
    <style:style style:name="T107" style:family="text">
      <style:text-properties style:text-position="super 58%" officeooo:rsid="0199bbd4"/>
    </style:style>
    <style:style style:name="T108" style:family="text">
      <style:text-properties officeooo:rsid="019b15fb"/>
    </style:style>
    <style:style style:name="T109" style:family="text">
      <style:text-properties officeooo:rsid="017e099a"/>
    </style:style>
    <style:style style:name="T110" style:family="text">
      <style:text-properties officeooo:rsid="01605e78"/>
    </style:style>
    <style:style style:name="T111" style:family="text">
      <style:text-properties officeooo:rsid="016cc309"/>
    </style:style>
    <style:style style:name="T112" style:family="text">
      <style:text-properties officeooo:rsid="018bb5c3"/>
    </style:style>
    <style:style style:name="T113" style:family="text">
      <style:text-properties officeooo:rsid="018cbb79"/>
    </style:style>
    <style:style style:name="T114" style:family="text">
      <style:text-properties officeooo:rsid="018fd19b"/>
    </style:style>
    <style:style style:name="T115" style:family="text">
      <style:text-properties officeooo:rsid="0190b7c6"/>
    </style:style>
    <style:style style:name="T116" style:family="text">
      <style:text-properties officeooo:rsid="0191ee3f"/>
    </style:style>
    <style:style style:name="T117" style:family="text">
      <style:text-properties officeooo:rsid="0194d572"/>
    </style:style>
    <style:style style:name="T118" style:family="text">
      <style:text-properties officeooo:rsid="0198c05a"/>
    </style:style>
    <style:style style:name="T119" style:family="text">
      <style:text-properties officeooo:rsid="0194da3a"/>
    </style:style>
    <style:style style:name="T120" style:family="text">
      <style:text-properties officeooo:rsid="016e1188"/>
    </style:style>
    <style:style style:name="T121" style:family="text">
      <style:text-properties officeooo:rsid="016f66e9"/>
    </style:style>
    <style:style style:name="T122" style:family="text">
      <style:text-properties officeooo:rsid="017f9f98"/>
    </style:style>
    <style:style style:name="T123" style:family="text">
      <style:text-properties officeooo:rsid="019eae09"/>
    </style:style>
    <style:style style:name="T124" style:family="text">
      <style:text-properties officeooo:rsid="01d3a713"/>
    </style:style>
    <style:style style:name="T125" style:family="text">
      <style:text-properties officeooo:rsid="01a48b7c"/>
    </style:style>
    <style:style style:name="T126" style:family="text">
      <style:text-properties officeooo:rsid="01bd2fff"/>
    </style:style>
    <style:style style:name="T127" style:family="text">
      <style:text-properties officeooo:rsid="01bee39e"/>
    </style:style>
    <style:style style:name="T128" style:family="text">
      <style:text-properties officeooo:rsid="01c51061"/>
    </style:style>
    <style:style style:name="T129" style:family="text">
      <style:text-properties fo:font-style="italic" officeooo:rsid="01c26cd7" style:font-style-asian="italic" style:font-style-complex="italic"/>
    </style:style>
    <style:style style:name="T130" style:family="text">
      <style:text-properties fo:font-style="italic" officeooo:rsid="01c21af7" style:font-style-asian="italic" style:font-style-complex="italic"/>
    </style:style>
    <style:style style:name="T131" style:family="text">
      <style:text-properties officeooo:rsid="01cacbe0"/>
    </style:style>
    <style:style style:name="T132" style:family="text">
      <style:text-properties officeooo:rsid="021abad6"/>
    </style:style>
    <style:style style:name="T133" style:family="text">
      <style:text-properties officeooo:rsid="02228266"/>
    </style:style>
    <style:style style:name="T134" style:family="text">
      <style:text-properties officeooo:rsid="01c64013"/>
    </style:style>
    <style:style style:name="T135" style:family="text">
      <style:text-properties officeooo:rsid="01ca5900"/>
    </style:style>
    <style:style style:name="T136" style:family="text">
      <style:text-properties officeooo:rsid="01f9ced3"/>
    </style:style>
    <style:style style:name="T137" style:family="text">
      <style:text-properties officeooo:rsid="01c8ba2d"/>
    </style:style>
    <style:style style:name="T138" style:family="text">
      <style:text-properties officeooo:rsid="02023cdb"/>
    </style:style>
    <style:style style:name="T139" style:family="text">
      <style:text-properties fo:font-style="italic" officeooo:rsid="01cacbe0" style:font-style-asian="italic" style:font-style-complex="italic"/>
    </style:style>
    <style:style style:name="T140" style:family="text">
      <style:text-properties fo:font-style="italic" officeooo:rsid="01f8b30c" style:font-style-asian="italic" style:font-style-complex="italic"/>
    </style:style>
    <style:style style:name="T141" style:family="text">
      <style:text-properties fo:font-style="italic" officeooo:rsid="01f6b79a" style:font-style-asian="italic" style:font-style-complex="italic"/>
    </style:style>
    <style:style style:name="T142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3" style:family="text">
      <style:text-properties officeooo:rsid="01f8b30c"/>
    </style:style>
    <style:style style:name="T144" style:family="text">
      <style:text-properties officeooo:rsid="0220da76"/>
    </style:style>
    <style:style style:name="T145" style:family="text">
      <style:text-properties officeooo:rsid="022329e7"/>
    </style:style>
    <style:style style:name="T146" style:family="text">
      <style:text-properties officeooo:rsid="01cc0b61"/>
    </style:style>
    <style:style style:name="T147" style:family="text">
      <style:text-properties officeooo:rsid="01efd146"/>
    </style:style>
    <style:style style:name="T148" style:family="text">
      <style:text-properties officeooo:rsid="01f08fe1"/>
    </style:style>
    <style:style style:name="T149" style:family="text">
      <style:text-properties fo:font-style="italic" officeooo:rsid="01ee78d3" style:font-style-asian="italic" style:font-style-complex="italic"/>
    </style:style>
    <style:style style:name="T150" style:family="text">
      <style:text-properties fo:font-style="italic" officeooo:rsid="021ae482" style:font-style-asian="italic" style:font-style-complex="italic"/>
    </style:style>
    <style:style style:name="T151" style:family="text">
      <style:text-properties officeooo:rsid="020ac8f5"/>
    </style:style>
    <style:style style:name="T152" style:family="text">
      <style:text-properties fo:font-style="italic" officeooo:rsid="020f94cd" style:font-style-asian="italic" style:font-style-complex="italic"/>
    </style:style>
    <style:style style:name="T153" style:family="text">
      <style:text-properties fo:font-style="italic" officeooo:rsid="020ac8f5" style:font-style-asian="italic" style:font-style-complex="italic"/>
    </style:style>
    <style:style style:name="T154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5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6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66" style:family="text">
      <style:text-properties officeooo:rsid="038d9d4d"/>
    </style:style>
    <style:style style:name="T167" style:family="text">
      <style:text-properties officeooo:rsid="038dd9cf"/>
    </style:style>
    <style:style style:name="T168" style:family="text">
      <style:text-properties officeooo:rsid="0025668c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1" style:family="text">
      <style:text-properties fo:font-weight="normal" officeooo:rsid="01e97238" style:font-weight-asian="normal" style:font-weight-complex="normal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officeooo:rsid="00bb3130"/>
    </style:style>
    <style:style style:name="T177" style:family="text">
      <style:text-properties officeooo:rsid="00bc8fae"/>
    </style:style>
    <style:style style:name="T178" style:family="text">
      <style:text-properties officeooo:rsid="021c40b7"/>
    </style:style>
    <style:style style:name="T179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80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 </text:span><text:span text:style-name="T13">Ultimately I decided that updated timeline is more appropriate given the urgency of rolling out critical security updates, </text:span><text:span text:style-name="T14">and the </text:span><text:span text:style-name="T15">widespread</text:span><text:span text:style-name="T14"> availability of automated exploit</text:span><text:span text:style-name="T16">ation</text:span><text:span text:style-name="T14"> tools.</text:span></text:p>
      <text:p text:style-name="P7"/>
      <text:p text:style-name="P9"/>
      <text:p text:style-name="P10">1(<text:span text:style-name="T17">b</text:span>) – <text:span text:style-name="T17">Changed Understanding</text:span></text:p>
      <text:p text:style-name="P10"/>
      <text:p text:style-name="P10"/>
      <text:p text:style-name="P10"/>
      <text:p text:style-name="P10">1(<text:span text:style-name="T17">c</text:span>) – <text:span text:style-name="T17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8">By implementing a structured work regimen – Such as minimising distractions, </text:span><text:span text:style-name="T19">adhering to</text:span><text:span text:style-name="T18"> a strict diet, controlling my working environment, and setting clear milestones, I was able to stay more consistent </text:span><text:span text:style-name="T19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0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7">(d</text:span>) – <text:span text:style-name="T17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1">maintain consistent</text:span> energy levels, I delayed eating for as long as possible <text:span text:style-name="T22">(</text:span><text:span text:style-name="T23">Christoph Bamberg, Julia Reinchenberger, Jens Blechert,</text:span><text:span text:style-name="T24"> </text:span><text:span text:style-name="T23">2025</text:span><text:span text:style-name="T22">)</text:span>. As soon I woke up, I would sit down to work on this assessment, prioritising the achievement of milestones before allowing myself to indulge in high-protein food <text:span text:style-name="T25">(</text:span><text:span text:style-name="T26">Dominik H Pesta, Varman T Samuel</text:span><text:span text:style-name="T27">, </text:span><text:span text:style-name="T26">2014</text:span><text:span text:style-name="T25">)</text:span>. <text:span text:style-name="T28">To further aid this, I would avoid drinking sugary or caffeinated beverages, instead opting for </text:span><text:span text:style-name="T29">peppermint tea </text:span><text:span text:style-name="T30">(</text:span><text:span text:style-name="T31">Luka Netzler, Brian Lovell, 2025</text:span><text:span text:style-name="T30">)</text:span><text:span text:style-name="T32">.</text:span></text:p>
      <text:p text:style-name="P18"/>
      <text:p text:style-name="P19">2. <text:span text:style-name="T33">Focus Management</text:span></text:p>
      <text:p text:style-name="P20">To avoid mental distractions and maintain my dopamine levels, I would turn off all redundant applications (such as Steam, or Discord), <text:span text:style-name="T34">reduce the brightness of my screen, and even reduce saturation </text:span><text:span text:style-name="T35">(</text:span><text:span text:style-name="T36">Craig A. Williamson, Jari J. Morganti, Hannah E. Smithson, 2023)</text:span><text:span text:style-name="T34">. This </text:span><text:span text:style-name="T37">created a monotonous, </text:span><text:span text:style-name="T38">albeit</text:span><text:span text:style-name="T37"> a highly reliable environment in which I could maintain my focus for much longer. </text:span></text:p>
      <text:p text:style-name="P21">To further maintain my focus, and prevent my mind from drifting off, I would utilise the rubber duck <text:span text:style-name="T39">debugging </text:span>technique<text:span text:style-name="T3"> </text:span><text:span text:style-name="T40">(Rubber Duck Debugging, n.d.)</text:span><text:span text:style-name="T39">. </text:span><text:span text:style-name="T41">By narrating my own actions, I could keep my mind anchored in the present moment, </text:span><text:span text:style-name="T42">minimising </text:span><text:span text:style-name="T43">unrelated thought.</text:span></text:p>
      <text:p text:style-name="P21"/>
      <text:p text:style-name="P22">3. Future Reflection</text:p>
      <text:p text:style-name="P22">To further improve my workflow in the future, I would also avoid <text:span text:style-name="T44">nicotine</text:span> to keep my heart rate consistent, <text:span text:style-name="T45">instead replacing it with scented candles. </text:span><text:span text:style-name="T46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7">2</text:span> – <text:span text:style-name="T47">Ongoing Risk Management</text:span></text:p>
      <text:p text:style-name="P24"/>
      <text:p text:style-name="P24"/>
      <text:p text:style-name="P25"><text:span text:style-name="T48">2</text:span><text:span text:style-name="T17">(</text:span><text:span text:style-name="T48">a</text:span>) – <text:span text:style-name="T48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49">U</text:span>ptime</text:p>
          <text:list>
            <text:list-item>
              <text:p text:style-name="P29">Since this system is of critical importance and is required to run continuously, <text:span text:style-name="T50">uptime will be monitored to minimise any downtime. By monitoring uptime, we can configure automated systems (like </text:span><text:span text:style-name="T51">Uptime Kuma</text:span><text:span text:style-name="T50">) to notify us immediately when the server goes down. This will help maximise </text:span><text:span text:style-name="T52">system reliability and effectiveness during rescue operations.</text:span></text:p>
            </text:list-item>
          </text:list>
        </text:list-item>
        <text:list-item>
          <text:p text:style-name="P28">Error <text:span text:style-name="T49">R</text:span>ates </text:p>
          <text:list>
            <text:list-item>
              <text:p text:style-name="P30">Monitoring error rates <text:span text:style-name="T53">by the following categories: </text:span><text:span text:style-name="T54">Success (2xx), </text:span><text:span text:style-name="T53">Redirection (3xx), Client (4xx), Server (5xx) </text:span><text:span text:style-name="T55">(The Postman Team, 2025)</text:span><text:span text:style-name="T56"> </text:span><text:span text:style-name="T54">can help detect the most vulnerable parts of the application </text:span><text:span text:style-name="T57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49">F</text:span>ailure <text:span text:style-name="T49">R</text:span>ates</text:p>
          <text:list>
            <text:list-item>
              <text:p text:style-name="P31">This application stores <text:span text:style-name="T58">and processes</text:span> <text:span text:style-name="T59">both </text:span>personal <text:span text:style-name="T59">data defined in article 4(1) </text:span><text:span text:style-name="T60">(GDPR, 2018),</text:span><text:span text:style-name="T59"> and special category personal data defined in article 9(1)</text:span><text:span text:style-name="T60"> (GDPR, 2018)</text:span><text:span text:style-name="T59">. </text:span><text:span text:style-name="T61">To </text:span><text:soft-page-break/><text:span text:style-name="T62">ensure regulatory compliance</text:span><text:span text:style-name="T61">, all personal data </text:span><text:span text:style-name="T63">should</text:span><text:span text:style-name="T61"> be encrypted in storage and in transit, </text:span><text:span text:style-name="T62">and unauthorised access attempts must be closely monitored</text:span><text:span text:style-name="T58"> </text:span><text:span text:style-name="T64">(GDPR 2018, Art. 32)</text:span><text:span text:style-name="T58">. </text:span><text:span text:style-name="T65">If a breach does occur, and an unauthorised actor gains access to this data, we must be able to detect it and notify the </text:span><text:span text:style-name="T66">supervisory authority (Information Commissioner’s office)</text:span><text:span text:style-name="T65"> </text:span><text:span text:style-name="T67">with</text:span><text:span text:style-name="T68">out undue delay, and where feasible, within</text:span><text:span text:style-name="T67"> at most </text:span><text:span text:style-name="T65">72 hours</text:span><text:span text:style-name="T69"> (GDPR, 2018, Art. 33</text:span><text:span text:style-name="T70">(1)</text:span><text:span text:style-name="T69">), </text:span><text:span text:style-name="T71">and the data subjects without undue delay </text:span><text:span text:style-name="T72">(GDPR, 2018, Art. 34</text:span><text:span text:style-name="T73">(1)</text:span><text:span text:style-name="T72">).</text:span></text:p>
            </text:list-item>
          </text:list>
        </text:list-item>
        <text:list-item>
          <text:p text:style-name="P28"><text:span text:style-name="T49">D</text:span>atabase <text:span text:style-name="T49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4">reliability and effectiveness</text:span>. Response time will be monitored <text:span text:style-name="T75">and </text:span><text:span text:style-name="T76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49">R</text:span>esource <text:span text:style-name="T49">U</text:span>tilisation</text:p>
        </text:list-item>
      </text:list>
      <text:list text:style-name="L2">
        <text:list-item>
          <text:list>
            <text:list-item>
              <text:p text:style-name="P35"><text:span text:style-name="T77">Personal devices used by rescuers </text:span>may have vastly limited battery capacity, <text:span text:style-name="T78">which is further worsened by poor reception </text:span><text:span text:style-name="T77">in remote regions</text:span><text:span text:style-name="T78"> </text:span><text:span text:style-name="T79">(</text:span><text:span text:style-name="T80">Ning Ding, Daniel Wagner, Xiaomeng Chen, Abhinav Pathak, Y. Charlie Hu, Andrew Rice, 2013</text:span><text:span text:style-name="T79">)</text:span><text:span text:style-name="T3">.</text:span> As such, it is critical that the application monitors its resource utilisation, <text:span text:style-name="T81">in particular its battery consumption </text:span><text:span text:style-name="T82">and battery charge availability</text:span>. <text:span text:style-name="T83">Since this information is tied to a specific rescuer, it falls under the definition of personal data in article </text:span><text:span text:style-name="T84">4(1) </text:span><text:span text:style-name="T85">(GDPR, 2018), </text:span><text:span text:style-name="T86">and a proper legal basis is required for its processing </text:span><text:span text:style-name="T87">as stated in article 6 (GDPR, 2018)</text:span><text:span text:style-name="T86">; in this case </text:span><text:span text:style-name="T88">that would be the lawful basis of contract</text:span><text:span text:style-name="T89"> (</text:span><text:span text:style-name="Strong_20_Emphasis"><text:span text:style-name="T90">Information Commissioner’s Office (ICO), </text:span></text:span><text:span text:style-name="T91">2024</text:span><text:span text:style-name="T92">a</text:span><text:span text:style-name="T91">)</text:span><text:span text:style-name="T85">. <text:s/></text:span><text:span text:style-name="T81">By </text:span><text:span text:style-name="T93">sharing</text:span><text:span text:style-name="T81"> this information </text:span><text:span text:style-name="T93">with</text:span><text:span text:style-name="T81"> other participants, </text:span><text:span text:style-name="T94">we may </text:span><text:span text:style-name="T95">increase the safety of rescuers.</text:span></text:p>
            </text:list-item>
            <text:list-item>
              <text:p text:style-name="P36">Additionally, given low hardware specifications, VPS’ resource utilisation, <text:span text:style-name="T96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7">Immediate human response required</text:span></text:p>
      <text:p text:style-name="P41">This <text:span text:style-name="T98">alert</text:span> is triggered when there is a critical problem with the system, rendering it inoperable – <text:span text:style-name="T99">Such</text:span><text:span text:style-name="T100"> as </text:span>the server shutting down <text:span text:style-name="T101">for more than 60 minutes, </text:span><text:span text:style-name="T102">database being unreachable, or VPS CPU usage </text:span><text:span text:style-name="T103">staying</text:span><text:span text:style-name="T102"> over 95% for over 10 minutes.</text:span></text:p>
      <text:p text:style-name="P42">Once <text:span text:style-name="T104">detected by </text:span><text:span text:style-name="T105">Uptime Kuma</text:span><text:span text:style-name="T104">, </text:span><text:span text:style-name="T106">an SMS will be sent out immediately via a 3</text:span><text:span text:style-name="T107">rd</text:span><text:span text:style-name="T106"> party provider </text:span><text:span text:style-name="T108">to our volunteer developer</text:span><text:span text:style-name="T106">.</text:span><text:span text:style-name="T109"> </text:span><text:span text:style-name="T110">Rescuers in deployment and team leaders will follow the protocol and fall back on paper map and phone calls until issue is resolved.</text:span></text:p>
      <text:p text:style-name="P43"/>
      <text:p text:style-name="P40">2. Warning – <text:span text:style-name="T97">To be investigated within working hours</text:span></text:p>
      <text:p text:style-name="P44">This alert is triggered when there is an unexpected issue within the application – <text:span text:style-name="T111">Such as unusually high response times </text:span><text:span text:style-name="T112">(e.g. &gt; </text:span><text:span text:style-name="T113">1000</text:span><text:span text:style-name="T112">ms), </text:span><text:span text:style-name="T114">prolonged high VPS CPU usage (e.g. &gt; 80% for over </text:span><text:span text:style-name="T115">10</text:span><text:span text:style-name="T114"> minutes), </text:span><text:span text:style-name="T116">or </text:span><text:span text:style-name="T117">an unusually high rate of server errors (</text:span><text:span text:style-name="T118">e.g. </text:span><text:span text:style-name="T117">5xx rates over 10% </text:span><text:span text:style-name="T119">within last hour</text:span><text:span text:style-name="T117">).</text:span></text:p>
      <text:p text:style-name="P45">In this scenario, <text:span text:style-name="T120">both the application and the web interface</text:span> <text:span text:style-name="T121">will</text:span> be used to issue the alert <text:span text:style-name="T121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2">the </text:span>team size, is Uptime Kuma. This self-hosted tool allows us to send out periodic queries to our API to monitor uptime and issue critical alerts when needed. <text:span text:style-name="T122">It can either be hosted on the same machine as the main server to </text:span><text:soft-page-break/><text:span text:style-name="T122">minimise the costs, or on a low-power single board computer like a Raspberry Pi to separate the failure points.</text:span></text:p>
      <text:p text:style-name="P24"/>
      <text:p text:style-name="P24"/>
      <text:p text:style-name="P48"><text:span text:style-name="T48">2</text:span><text:span text:style-name="T17">(</text:span><text:span text:style-name="T123">b </text:span><text:span text:style-name="T124">| !2b</text:span>) – <text:span text:style-name="T125">Patch and Vulnerability Management</text:span></text:p>
      <text:p text:style-name="P48"/>
      <text:p text:style-name="P49">Patch management within RescueNet must effectively balance security with the constraints of a single developer <text:span text:style-name="T126">and</text:span> a low <text:span text:style-name="T126">operating</text:span> budget. <text:span text:style-name="T127">Due to the absence of a staging environment, a lightweight testing approach is </text:span><text:span text:style-name="T128">recommended</text:span><text:span text:style-name="T127"> </text:span><text:span text:style-name="T129">(</text:span><text:span text:style-name="T130">Trevor Atkins, 2002</text:span><text:span text:style-name="T129">)</text:span><text:span text:style-name="T127">. </text:span></text:p>
      <text:p text:style-name="P49"/>
      <text:p text:style-name="P50"><text:span text:style-name="T131">To minimise downtime, as well as ensure compatibility with the </text:span><text:span text:style-name="T132">planned</text:span><text:span text:style-name="T131"> updates; </text:span><text:span text:style-name="T133">security </text:span><text:span text:style-name="T131">p</text:span><text:span text:style-name="T134">atches, </text:span><text:span text:style-name="T133">operating system updates,</text:span><text:span text:style-name="T134"> </text:span><text:span text:style-name="T135">and </text:span><text:span text:style-name="T133">dependency </text:span><text:span text:style-name="T135">updates</text:span><text:span text:style-name="T134"> should first be tested in </text:span><text:span text:style-name="T136">isolation, in</text:span><text:span text:style-name="T134"> a </text:span><text:span text:style-name="T137">local</text:span><text:span text:style-name="T134"> development environment </text:span><text:span text:style-name="T138">resembling</text:span><text:span text:style-name="T131"> the VPS as closely as possible</text:span><text:span text:style-name="T139"> </text:span><text:span text:style-name="T140">(</text:span><text:span text:style-name="T141">Orca</text:span><text:span text:style-name="T142">, </text:span><text:span text:style-name="T141">n.d.</text:span><text:span text:style-name="T140">)</text:span><text:span text:style-name="T143">.</text:span><text:span text:style-name="T131"> </text:span><text:span text:style-name="T144">Due to the lack of a fallback system, automated runtime updates will be disabled. They will instead be performed during scheduled updates periods </text:span><text:span text:style-name="T145">along with all other updates. </text:span><text:span text:style-name="T146">This can be accomplished</text:span><text:span text:style-name="T131"> </text:span><text:span text:style-name="T147">through technologies such as containerisation or </text:span><text:span text:style-name="T148">other types of</text:span><text:span text:style-name="T147"> virtualisation</text:span><text:span text:style-name="T139"> </text:span><text:span text:style-name="T149">(Dirk Merkel, </text:span><text:span text:style-name="T150">2014</text:span><text:span text:style-name="T149">)</text:span><text:span text:style-name="T131">. </text:span></text:p>
      <text:p text:style-name="P49"/>
      <text:p text:style-name="P51">With this, we can carry out updates and patches manually, test for vulnerabilities <text:span text:style-name="T151">with open source tools such as OpenVAS </text:span><text:span text:style-name="T152">(</text:span><text:span text:style-name="T153">Greenbone</text:span><text:span text:style-name="T154">, </text:span><text:span text:style-name="T153">n.d.</text:span><text:span text:style-name="T152">)</text:span>, all the while the VPS is still providing its service. </text:p>
      <text:p text:style-name="P52"><text:span text:style-name="T155">To further increase security and </text:span><text:span text:style-name="T156">minimise the impact of unforeseen factors, a full backup of the VPS </text:span><text:span text:style-name="T157">will</text:span><text:span text:style-name="T156"> be made to a removable media. </text:span><text:span text:style-name="T158">This ensures that even if </text:span><text:span text:style-name="T159">the patches fail due to unknown factors, </text:span><text:span text:style-name="T160">the VPS can still be rolled back to the last working version. </text:span></text:p>
      <text:p text:style-name="P53"/>
      <text:p text:style-name="P53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/>
      <text:p text:style-name="P57"/>
      <text:p text:style-name="P57"/>
      <text:p text:style-name="P58"/>
      <text:p text:style-name="P24"/>
      <text:p text:style-name="P24"/>
      <text:list text:style-name="WWNum5">
        <text:list-item text:start-value="1">
          <text:p text:style-name="P59">Currently hosted on a single VPS (Virtual Private Server) running Ubuntu, with a PostgreSQL database on the same machine. The VPS costs the charity approximately £25/month.</text:p>
        </text:list-item>
        <text:list-item>
          <text:p text:style-name="P5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0"><text:soft-page-break/></text:p>
      <text:p text:style-name="P24"/>
      <text:p text:style-name="P61">References</text:p>
      <text:p text:style-name="P62"><text:span text:style-name="Strong_20_Emphasis"><text:span text:style-name="T161">GD</text:span></text:span><text:span text:style-name="Strong_20_Emphasis"><text:span text:style-name="T162">P</text:span></text:span><text:span text:style-name="Strong_20_Emphasis"><text:span text:style-name="T161">R</text:span></text:span><text:span text:style-name="T163"> (</text:span>2018<text:span text:style-name="T163">) </text:span><text:span text:style-name="Emphasis"><text:span text:style-name="T163">General Data Protection Regulation.</text:span></text:span><text:span text:style-name="T163"> Available at: </text:span><text:a xlink:type="simple" xlink:href="https://gdpr-info.eu/" text:style-name="Internet_20_link" text:visited-style-name="Visited_20_Internet_20_Link"><text:span text:style-name="T163">https://gdpr-info.eu/</text:span></text:a><text:span text:style-name="T163"> (</text:span><text:span text:style-name="T164">Accessed: </text:span><text:span text:style-name="T165">5 </text:span><text:span text:style-name="T164"><text:s/></text:span><text:span text:style-name="T165">May</text:span><text:span text:style-name="T164"> 2026</text:span><text:span text:style-name="T163">).</text:span></text:p>
      <text:p text:style-name="P63"><text:span text:style-name="Strong_20_Emphasis">Data Protection Act 2018</text:span> (2018) <text:span text:style-name="Emphasis">c.12.</text:span> London: The Stationery Office. <text:span text:style-name="T166">Available at: </text:span><text:a xlink:type="simple" xlink:href="https://www.legislation.gov.uk/ukpga/2018/12" text:style-name="Internet_20_link" text:visited-style-name="Visited_20_Internet_20_Link"><text:span text:style-name="T166">https://www.legislation.gov.uk/ukpga/2018/12</text:span></text:a><text:span text:style-name="T166"> </text:span><text:span text:style-name="T167">(Accessed: </text:span><text:span text:style-name="T168">5 May</text:span><text:span text:style-name="T167"> 2026).</text:span></text:p>
      <text:p text:style-name="P6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7">Accessed: </text:span><text:span text:style-name="T168">5</text:span><text:span text:style-name="T167"> </text:span><text:span text:style-name="T168">May</text:span><text:span text:style-name="T167"> 2026</text:span>).</text:p>
      <text:p text:style-name="P65">National Cyber Security Centre <text:span text:style-name="T169">(2021) </text:span><text:span text:style-name="T170">Top tips for staying secure online.</text:span><text:span text:style-name="T16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69">https://www.ncsc.gov.uk/collection/top-tips-for-staying-secure-online/always-back-up-your-most-important-data#section_3</text:span></text:a><text:span text:style-name="T169"> (Accessed 5 May 2026).</text:span></text:p>
      <text:p text:style-name="P66">National Cyber Security Centre <text:span text:style-name="T169">(2024) </text:span><text:span text:style-name="T170">Vulnerability management</text:span><text:span text:style-name="T169">. Available at: </text:span><text:a xlink:type="simple" xlink:href="https://www.ncsc.gov.uk/collection/vulnerability-management" text:style-name="Internet_20_link" text:visited-style-name="Visited_20_Internet_20_Link"><text:span text:style-name="T169">https://www.ncsc.gov.uk/collection/vulnerability-management</text:span></text:a><text:span text:style-name="T169"> </text:span><text:span text:style-name="T171">(Accessed: 6 May 2026).</text:span></text:p>
      <text:p text:style-name="P67"><text:span text:style-name="T17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8">Rubber Duck Debugging <text:span text:style-name="T169">(n.d.) </text:span><text:span text:style-name="T170">Debugging Software with a Rubber Ducky. </text:span><text:span text:style-name="T173">Available at: </text:span><text:a xlink:type="simple" xlink:href="https://rubberduckdebugging.com/" text:style-name="Internet_20_link" text:visited-style-name="Visited_20_Internet_20_Link"><text:span text:style-name="T173">https://rubberduckdebugging.com/</text:span></text:a><text:span text:style-name="T173"> (Accessed: 5 May 2026)</text:span></text:p>
      <text:p text:style-name="P69"><text:span text:style-name="T174">Luka Netzler, Brian Lovell</text:span><text:span text:style-name="T17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0">Christoph Bamberg, Julia Reinchenberger, Jens Blechert <text:span text:style-name="T169">(2025) </text:span><text:span text:style-name="T170">Stable cognitive performance while adapting to intermittent fasting: A randomised controlled trial</text:span><text:span text:style-name="T173">. Available at: </text:span><text:a xlink:type="simple" xlink:href="https://journals.sagepub.com/doi/10.1177/13591053251351204" text:style-name="Internet_20_link" text:visited-style-name="Visited_20_Internet_20_Link"><text:span text:style-name="T173">https://journals.sagepub.com/doi/10.1177/13591053251351204</text:span></text:a><text:span text:style-name="T173"> (Accessed: 5 May 2026).</text:span></text:p>
      <text:p text:style-name="P71"><text:span text:style-name="Strong_20_Emphasis">Information Commissioner’s Office (ICO)</text:span> (2024<text:span text:style-name="T17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7">Accessed: </text:span><text:span text:style-name="T177">5 May </text:span><text:span text:style-name="T167">2026</text:span>).</text:p>
      <text:p text:style-name="P72">Dominik H Pesta, Varman T Samuel <text:span text:style-name="T169">(2014) </text:span><text:span text:style-name="T170">A high-protein diet for reducing body fat: mechanisms and possible caveats.</text:span><text:span text:style-name="T169"> Available at: </text:span><text:a xlink:type="simple" xlink:href="https://link.springer.com/article/10.1186/1743-7075-11-53" text:style-name="Internet_20_link" text:visited-style-name="Visited_20_Internet_20_Link"><text:span text:style-name="T169">https://link.springer.com/article/10.1186/1743-7075-11-53</text:span></text:a><text:span text:style-name="T169"> (Accessed: 5 May 2026).</text:span></text:p>
      <text:p text:style-name="P73"/>
      <text:p text:style-name="P74">Craig A. Williamson, Jari J. Morganti, Hannah E. Smithson <text:span text:style-name="T169">(2023) </text:span><text:span text:style-name="T170">Bright-light distractions and visual performance</text:span><text:span text:style-name="T16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69">https://www.frontiersin.org/journals/psychology/articles/10.3389/fpsyg.2023.1088975/full</text:span></text:a><text:span text:style-name="T169"> (Accessed: 5 May 2026).</text:span></text:p>
      <text:p text:style-name="P75"/>
      <text:p text:style-name="P76">Ning Ding, Daniel Wagner, Xiaomeng Chen, Abhinav Pathak, Y. Charlie Hu, Andrew Rice <text:span text:style-name="T169">(2013) </text:span><text:span text:style-name="T170">Characterizing and modeling the impact of wireless signal strength on smartphone battery drain. </text:span><text:span text:style-name="T173">Available at: </text:span><text:a xlink:type="simple" xlink:href="https://dl.acm.org/doi/10.1145/2494232.2466586" text:style-name="Internet_20_link" text:visited-style-name="Visited_20_Internet_20_Link"><text:span text:style-name="T173">https://dl.acm.org/doi/10.1145/2494232.2466586</text:span></text:a><text:span text:style-name="T173"> (Accessed: 5 May 2026)</text:span></text:p>
      <text:p text:style-name="P77"/>
      <text:p text:style-name="P78">The Postman Team <text:span text:style-name="T169">(2025) </text:span><text:span text:style-name="T170">What are HTTP status codes? Complete Guide for API Developers</text:span><text:span text:style-name="T169">. Available at: </text:span><text:a xlink:type="simple" xlink:href="https://blog.postman.com/what-are-http-status-codes/" text:style-name="Internet_20_link" text:visited-style-name="Visited_20_Internet_20_Link"><text:span text:style-name="T169">https://blog.postman.com/what-are-http-status-codes/</text:span></text:a><text:span text:style-name="T169"> (Accessed: 6 May 2026)</text:span></text:p>
      <text:p text:style-name="P79"/>
      <text:p text:style-name="P80">Ubuntu <text:span text:style-name="T169">(n.d.) </text:span><text:span text:style-name="T170">Vulnerability management tools in Ubuntu.</text:span><text:span text:style-name="T173"> Available at: </text:span><text:a xlink:type="simple" xlink:href="https://ubuntu.com/security/vulnerability-management" text:style-name="Internet_20_link" text:visited-style-name="Visited_20_Internet_20_Link"><text:span text:style-name="T173">https://ubuntu.com/security/vulnerability-management</text:span></text:a><text:span text:style-name="T173"> (Accessed: 6 May 2026)</text:span></text:p>
      <text:p text:style-name="P81"/>
      <text:p text:style-name="P82">Trevor Atkins <text:span text:style-name="T169">(2002) </text:span><text:span text:style-name="T170">Create a Lightweight Testing Framework. </text:span><text:span text:style-name="T169">Available at: </text:span><text:a xlink:type="simple" xlink:href="https://thinktesting.com/articles/a-lightweight-testing-framework/" text:style-name="Internet_20_link" text:visited-style-name="Visited_20_Internet_20_Link"><text:span text:style-name="T169">https://thinktesting.com/articles/a-lightweight-testing-framework/</text:span></text:a><text:span text:style-name="T169"> (Accessed: 6 May 2026)</text:span></text:p>
      <text:p text:style-name="P83"/>
      <text:p text:style-name="P84">CESG <text:span text:style-name="T169">(2014) </text:span><text:span text:style-name="T170">Implementing the cloud security principles. </text:span><text:span text:style-name="T169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69">https://www.gov.uk/government/publications/implementing-the-cloud-security-principles/implementing-the-cloud-security-principles</text:span></text:a><text:span text:style-name="T169"> (Accessed: 6 May 2026)</text:span></text:p>
      <text:p text:style-name="P85"/>
      <text:p text:style-name="P85"/>
      <text:p text:style-name="P86"><text:span text:style-name="T172">Dirk Merkel</text:span> (<text:span text:style-name="T178">2014</text:span>) <text:span text:style-name="T3">Docker: Lightweight Linux Containers for Consistent Development and</text:span></text:p>
      <text:p text:style-name="P87">Deployment. <text:span text:style-name="T175">Available at: </text:span><text:a xlink:type="simple" xlink:href="https://www.seltzer.com/margo/teaching/CS508.19/papers/merkel14.pdf" text:style-name="Internet_20_link" text:visited-style-name="Visited_20_Internet_20_Link"><text:span text:style-name="T175">https://www.seltzer.com/margo/teaching/CS508.19/papers/merkel14.pdf</text:span></text:a><text:span text:style-name="T175"> (Accessed: 6 May 2026)</text:span></text:p>
      <text:p text:style-name="P86"/>
      <text:p text:style-name="P88">Orca <text:span text:style-name="T169">(n.d.) </text:span><text:span text:style-name="T170">Patch Management. </text:span><text:span text:style-name="T169">Available at: </text:span><text:a xlink:type="simple" xlink:href="https://orca.security/glossary/patch-management/" text:style-name="Internet_20_link" text:visited-style-name="Visited_20_Internet_20_Link"><text:span text:style-name="T169">https://orca.security/glossary/patch-management/</text:span></text:a><text:span text:style-name="T169"> (Accessed: 6 May 2026)</text:span></text:p>
      <text:p text:style-name="P89"/>
      <text:p text:style-name="P90">Mak Ulac <text:span text:style-name="T169">(2026)</text:span><text:span text:style-name="T170"> </text:span><text:span text:style-name="T179">Top Linux Vulnerability Scanners in 2026: A Guide to Open-Source Security Tools</text:span><text:span text:style-name="T169">. Available at: </text:span><text:a xlink:type="simple" xlink:href="https://linuxsecurity.com/features/top-6-vulnerability-scanning-tools" text:style-name="Internet_20_link" text:visited-style-name="Visited_20_Internet_20_Link"><text:span text:style-name="T169">https://linuxsecurity.com/features/top-6-vulnerability-scanning-tools</text:span></text:a><text:span text:style-name="T169"> (Accessed: 6 May 2026)</text:span></text:p>
      <text:p text:style-name="P91"/>
      <text:p text:style-name="P92">Greenbone <text:span text:style-name="T169">(n.d.) </text:span><text:span text:style-name="T170">OPENVAS by Greenbone. </text:span><text:span text:style-name="T180">Available at: </text:span><text:a xlink:type="simple" xlink:href="https://www.openvas.org/" text:style-name="Internet_20_link" text:visited-style-name="Visited_20_Internet_20_Link"><text:span text:style-name="T180">https://www.openvas.org/</text:span></text:a><text:span text:style-name="T180"> (Accessed: 6 May 2026).</text:span></text:p>
      <text:p text:style-name="P93"/>
      <text:p text:style-name="P93"/>
      <text:p text:style-name="P93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19:21.462157920</dc:date>
    <meta:editing-duration>PT14H29M16S</meta:editing-duration>
    <meta:editing-cycles>416</meta:editing-cycles>
    <meta:document-statistic meta:table-count="0" meta:image-count="0" meta:object-count="0" meta:page-count="6" meta:paragraph-count="75" meta:word-count="2091" meta:character-count="14913" meta:non-whitespace-character-count="12890"/>
  </office:meta>
</office:document-meta>
</file>